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officeooo:rsid="00015ac5" officeooo:paragraph-rsid="00015ac5"/>
    </style:style>
    <style:style style:name="P2" style:family="paragraph" style:parent-style-name="Standard" style:list-style-name="L1">
      <style:text-properties style:use-window-font-color="true" loext:opacity="0%" officeooo:paragraph-rsid="00015ac5"/>
    </style:style>
    <style:style style:name="T1" style:family="text">
      <style:text-properties officeooo:rsid="00015ac5"/>
    </style:style>
    <style:style style:name="T2" style:family="text">
      <style:text-properties style:use-window-font-color="true" loext:opacity="0%" officeooo:rsid="00015ac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Metodología</text:p>
      <text:p text:style-name="P1"/>
      <text:list xml:id="list3975257479" text:style-name="L1">
        <text:list-item>
          <text:p text:style-name="P2"><text:span text:style-name="T1">La metodología del proyecto incluye el tipo o tipos de investigación, las técnicas y los procedimientos que serán utilizados para llevar a cabo la indagación. Es el cómo se realizará el estudio para responder al problema planteado.</text:span></text:p>
        </text:list-item>
        <text:list-item>
          <text:p text:style-name="P2">El marco metodológico comprende seis aspectos:</text:p>
          <text:list>
            <text:list-item>
              <text:p text:style-name="P2">Diseño de la Investigación</text:p>
            </text:list-item>
            <text:list-item>
              <text:p text:style-name="P2">Tipo de Investigación</text:p>
            </text:list-item>
            <text:list-item>
              <text:p text:style-name="P2">Población y Muestra</text:p>
            </text:list-item>
            <text:list-item>
              <text:p text:style-name="P2">Técnicas e instrumentos de recolección de datos</text:p>
            </text:list-item>
            <text:list-item>
              <text:p text:style-name="P2">Técnicas de procesamiento y análisis de datos</text:p>
            </text:list-item>
            <text:list-item>
              <text:p text:style-name="P2">Aspectos administrativos (recursos)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7T17:26:22.082607312</dc:date>
    <meta:editing-duration>PT1M21S</meta:editing-duration>
    <meta:editing-cycles>1</meta:editing-cycles>
    <meta:document-statistic meta:table-count="0" meta:image-count="0" meta:object-count="0" meta:page-count="1" meta:paragraph-count="9" meta:word-count="80" meta:character-count="493" meta:non-whitespace-character-count="430"/>
    <meta:generator>LibreOffice/7.4.2.3$Linux_X86_64 LibreOffice_project/40$Build-3</meta:generator>
  </office:meta>
</office:document-meta>
</file>